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f402" officeooo:paragraph-rsid="000df402"/>
    </style:style>
    <style:style style:name="P2" style:family="paragraph" style:parent-style-name="Standard">
      <style:paragraph-properties fo:text-align="start" style:justify-single-word="false"/>
      <style:text-properties officeooo:rsid="000df402" officeooo:paragraph-rsid="000df402"/>
    </style:style>
    <style:style style:name="P3" style:family="paragraph" style:parent-style-name="Standard" style:list-style-name="L1">
      <style:text-properties officeooo:rsid="000df402" officeooo:paragraph-rsid="000df402"/>
    </style:style>
    <style:style style:name="P4" style:family="paragraph" style:parent-style-name="Standard">
      <style:paragraph-properties fo:text-align="start" style:justify-single-word="false"/>
      <style:text-properties officeooo:paragraph-rsid="000df402"/>
    </style:style>
    <style:style style:name="P5" style:family="paragraph" style:parent-style-name="Standard" style:list-style-name="L2">
      <style:paragraph-properties fo:text-align="start" style:justify-single-word="false"/>
      <style:text-properties officeooo:paragraph-rsid="000df402"/>
    </style:style>
    <style:style style:name="P6" style:family="paragraph" style:parent-style-name="Standard">
      <style:paragraph-properties fo:text-align="start" style:justify-single-word="false"/>
      <style:text-properties fo:language="fr" fo:country="FR" officeooo:paragraph-rsid="000df402"/>
    </style:style>
    <style:style style:name="P7" style:family="paragraph" style:parent-style-name="Standard">
      <style:text-properties officeooo:rsid="000e7fb0" officeooo:paragraph-rsid="000e7fb0"/>
    </style:style>
    <style:style style:name="P8" style:family="paragraph" style:parent-style-name="Standard">
      <style:text-properties officeooo:rsid="0010068a" officeooo:paragraph-rsid="0010068a"/>
    </style:style>
    <style:style style:name="P9" style:family="paragraph" style:parent-style-name="Standard">
      <style:paragraph-properties fo:text-align="start" style:justify-single-word="false"/>
      <style:text-properties officeooo:rsid="0010068a" officeooo:paragraph-rsid="0010068a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0df402"/>
    </style:style>
    <style:style style:name="T3" style:family="text">
      <style:text-properties fo:language="fr" fo:country="FR" officeooo:rsid="0011fc54"/>
    </style:style>
    <style:style style:name="T4" style:family="text">
      <style:text-properties fo:language="fr" fo:country="FR" officeooo:rsid="0013911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 1 :</text:p>
      <text:list xml:id="list3226953853239593266" text:style-name="L1">
        <text:list-item>
          <text:p text:style-name="P3">A quoi servent les classes MainWidget et GeometryEngine?</text:p>
        </text:list-item>
      </text:list>
      <text:p text:style-name="P7">MainWidget sert de fenêtre principale, charge les ressources et crée une instance de GeometryEngine qui elle sert à créer et afficher les points du cube. MainWidget se charge ensuite de gérer les événements et la boucle principale.</text:p>
      <text:p text:style-name="P7"/>
      <text:list xml:id="list112420811934257" text:continue-numbering="true" text:style-name="L1">
        <text:list-item>
          <text:p text:style-name="P3">A quoi servent les fichiers <text:s/>fshader.glsl et vshader.glsl ?</text:p>
        </text:list-item>
      </text:list>
      <text:p text:style-name="P8">Se sont des shaders respectivement FragmentShader et VertexShader.</text:p>
      <text:p text:style-name="P1"/>
      <text:p text:style-name="P1"/>
      <text:p text:style-name="P1">Question 2 :</text:p>
      <text:list xml:id="list9128148699673311722" text:style-name="L2">
        <text:list-item>
          <text:p text:style-name="P5"><text:span text:style-name="T1">Expliquer le fonctionnement des deux méthodes voi</text:span><text:span text:style-name="T2">d </text:span><text:span text:style-name="T1">GeometryEngine::initCubeGeometry() et </text:span><text:span text:style-name="T2">void GeometryEngine::drawCubeGeometry(QOpenGLShaderProgram *program).</text:span></text:p>
        </text:list-item>
      </text:list>
      <text:p text:style-name="P9"><text:span text:style-name="T2">I</text:span><text:span text:style-name="T1">nitCubeGeometry alloue et assigne les tableaux de points et </text:span><text:span text:style-name="T4">les indices de points pour les triangles</text:span><text:span text:style-name="T1"> dans les tableaux OpenGL pour pouvoir les utiliser directement dans le rendu.</text:span></text:p>
      <text:p text:style-name="P9"><text:span text:style-name="T1">DrawCubeGeometry se charge d’envoyer les indices des tableaux dans les shaders puis d’afficher le cube.</text:span></text:p>
      <text:p text:style-name="P4"><text:span text:style-name="T2"/></text:p>
      <text:p text:style-name="P4"><text:span text:style-name="T2"/></text:p>
      <text:p text:style-name="P2"><text:span text:style-name="T1">Question 3 :</text:span></text:p>
      <text:p text:style-name="P4"><text:span text:style-name="T1">En vous inspirant des deux méthodes précédente, écrivez les méthodes permettant </text:span><text:span text:style-name="T3">d’initialiser</text:span><text:span text:style-name="T1"> et d’afficher une surface plane (16*16 sommets) composée de triangles.</text:span></text:p>
      <text:p text:style-name="P6"/>
      <text:p text:style-name="P4"><text:span text:style-name="T1">Pour cela, vous devrez écrire deux nouvelles méthodes void GeometryEngine::initPlaneGeometry() et void GeometryEngine::drawPlaneGeometry(QOpenGLShaderProgram *program)<text:line-break/></text:span></text:p>
      <text:p text:style-name="P4"><text:span text:style-name="T1">Conseil – commencez par mettre à plat le cube en dessinant les six faces dans un même plan (z=0). Modifier ensuite la caméra pour toujours garder les six faces visibles. </text:span></text:p>
      <text:p text:style-name="P6"/>
      <text:p text:style-name="P4"><text:span text:style-name="T1">Ensuite créer une fonction pour calculer les <text:s/>16*16 sommets et faces. </text:span></text:p>
      <text:p text:style-name="P2"><text:span text:style-name="T1">Attention à modifier aussi les coordonnées de texture.</text:span></text:p>
      <text:p text:style-name="P2"><text:span text:style-name="T1"/></text:p>
      <text:p text:style-name="P2"><text:span text:style-name="T1"/></text:p>
      <text:p text:style-name="P2"><text:span text:style-name="T1">Question 4 :</text:span></text:p>
      <text:p text:style-name="P4"><text:span text:style-name="T1">Modifier l’altitude (z) des sommets pour réaliser un relief.</text:span></text:p>
      <text:p text:style-name="P4"><text:span text:style-name="T1">Déplacer la caméra à hauteur fixe au-dessus du terrain.</text:span></text:p>
      <text:p text:style-name="P2"><text:span text:style-name="T1">Utiliser le clavier pour advancer, reculer, et déplacer la camera de gauche à droi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5T10:45:18.450557419</meta:creation-date>
    <meta:generator>LibreOffice/5.1.6.2$Linux_X86_64 LibreOffice_project/10m0$Build-2</meta:generator>
    <dc:date>2017-09-15T11:24:19.042735428</dc:date>
    <meta:editing-duration>PT7M58S</meta:editing-duration>
    <meta:editing-cycles>2</meta:editing-cycles>
    <meta:document-statistic meta:table-count="0" meta:image-count="0" meta:object-count="0" meta:page-count="1" meta:paragraph-count="19" meta:word-count="248" meta:character-count="1729" meta:non-whitespace-character-count="1497"/>
  </office:meta>
</office:document-meta>
</file>